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76" calcext:value-type="percentage">
            <text:p>76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37.5" calcext:value-type="float">
            <text:p>37,5</text:p>
          </table:table-cell>
          <table:table-cell table:style-name="ce9" table:formula="of:=[.D20]+[.D19]+[.D18]+[.D13]+[.D5]+[.D4]+[.D3]+[.D10]" office:value-type="float" office:value="56" calcext:value-type="float">
            <text:p>56</text:p>
          </table:table-cell>
          <table:table-cell table:style-name="ce9" table:number-columns-repeated="2"/>
          <table:table-cell table:style-name="ce20" table:formula="of:=[.C21]/[.D21]" office:value-type="percentage" office:value="0.669642857142857" calcext:value-type="percentage">
            <text:p>66,96 %</text:p>
          </table:table-cell>
          <table:table-cell table:style-name="ce21" table:formula="of:=[.G21]-[.G2]" office:value-type="percentage" office:value="-0.0903571428571429" calcext:value-type="percentage">
            <text:p>-9,04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5.06" calcext:value-type="float">
            <text:p>-5,1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4:02:42.783935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10-13T22:18:24.783508683</dc:date>
    <dc:creator>Ronny Gey</dc:creator>
    <meta:editing-duration>P13DT19H11M47S</meta:editing-duration>
    <meta:editing-cycles>90</meta:editing-cycles>
    <meta:document-statistic meta:table-count="2" meta:cell-count="114" meta:object-count="0"/>
  </office:meta>
</office:document-meta>
</file>